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text-properties fo:font-weight="bold" style:font-weight-asian="bold" style:font-weight-complex="bold"/>
    </style:style>
    <style:style style:name="P2" style:parent-style-name="Standaard" style:family="paragraph">
      <style:text-properties fo:font-weight="bold" style:font-weight-asian="bold" style:font-weight-complex="bold"/>
    </style:style>
    <style:style style:name="P3" style:parent-style-name="Lijstalinea" style:list-style-name="LFO1" style:family="paragraph"/>
    <style:style style:name="P4" style:parent-style-name="Lijstalinea" style:list-style-name="LFO1" style:family="paragraph"/>
    <style:style style:name="P5" style:parent-style-name="Lijstalinea" style:list-style-name="LFO1" style:family="paragraph"/>
    <style:style style:name="P6" style:parent-style-name="Standaard" style:family="paragraph">
      <style:text-properties fo:font-weight="bold" style:font-weight-asian="bold" style:font-weight-complex="bold"/>
    </style:style>
    <style:style style:name="P7" style:parent-style-name="Standaard" style:family="paragraph">
      <style:text-properties fo:font-weight="bold" style:font-weight-asian="bold" style:font-weight-complex="bold"/>
    </style:style>
    <style:style style:name="P8" style:parent-style-name="Lijstalinea" style:list-style-name="LFO1" style:family="paragraph"/>
    <style:style style:name="P9" style:parent-style-name="Lijstalinea" style:list-style-name="LFO1" style:family="paragraph"/>
    <style:style style:name="P10" style:parent-style-name="Lijstalinea" style:list-style-name="LFO1" style:family="paragraph"/>
    <style:style style:name="P11" style:parent-style-name="Standaard" style:family="paragraph">
      <style:text-properties fo:font-weight="bold" style:font-weight-asian="bold" style:font-weight-complex="bold"/>
    </style:style>
    <style:style style:name="P12" style:parent-style-name="Lijstalinea" style:list-style-name="LFO1" style:family="paragraph"/>
    <style:style style:name="P13" style:parent-style-name="Lijstalinea" style:list-style-name="LFO1" style:family="paragraph"/>
    <style:style style:name="P14" style:parent-style-name="Standaard" style:family="paragraph">
      <style:text-properties fo:font-weight="bold" style:font-weight-asian="bold" style:font-weight-complex="bold"/>
    </style:style>
    <style:style style:name="P15" style:parent-style-name="Standaard" style:family="paragraph">
      <style:paragraph-properties fo:margin-left="0.4916in">
        <style:tab-stops/>
      </style:paragraph-properties>
    </style:style>
    <style:style style:name="P16" style:parent-style-name="Standaard" style:family="paragraph">
      <style:paragraph-properties fo:margin-left="0.4916in">
        <style:tab-stops/>
      </style:paragraph-properties>
    </style:style>
    <style:style style:name="P17" style:parent-style-name="Standaard" style:family="paragraph">
      <style:paragraph-properties fo:margin-left="0.4916in">
        <style:tab-stops/>
      </style:paragraph-properties>
    </style:style>
    <style:style style:name="P18" style:parent-style-name="Standaard" style:family="paragraph">
      <style:paragraph-properties fo:margin-left="0.4916in">
        <style:tab-stops/>
      </style:paragraph-properties>
    </style:style>
    <style:style style:name="P19" style:parent-style-name="Standaard" style:family="paragraph">
      <style:text-properties fo:font-weight="bold" style:font-weight-asian="bold" style:font-weight-complex="bold" fo:font-style="italic" style:font-style-asian="italic" style:font-style-complex="italic"/>
    </style:style>
    <style:style style:name="P20" style:parent-style-name="Standaard" style:family="paragraph">
      <style:text-properties fo:font-weight="bold" style:font-weight-asian="bold" style:font-weight-complex="bold" fo:font-style="italic" style:font-style-asian="italic" style:font-style-complex="italic"/>
    </style:style>
    <style:style style:name="T21" style:parent-style-name="Standaardalinea-lettertype" style:family="text">
      <style:text-properties fo:font-weight="bold" style:font-weight-asian="bold" style:font-weight-complex="bold" fo:font-style="italic" style:font-style-asian="italic" style:font-style-complex="italic"/>
    </style:style>
  </office:automatic-styles>
  <office:body>
    <office:text text:use-soft-page-breaks="true">
      <text:p text:style-name="P1">Testrapport</text:p>
      <text:p text:style-name="Standaard"/>
      <text:p text:style-name="P2">Lidar versus sonar</text:p>
      <text:p text:style-name="Standaard">De auto heeft met diverse instellingen via lidar en sonar<text:s/>door de simulatie gereden.<text:s/>Op basis van deze testritten zou één en ander op te maken kunnen zijn over het gedrag van de auto<text:s/>voor de lidar en sonar sturing.<text:s/>Als uitgegaan wordt van het criterium, de auto blijft<text:s/>binnen de baan blijven, dan zou de conclusie zijn: sonar is beter dan lidar. De sonar gestuurde auto blijft binnen de baan, bij de lidar sturing vliegt de auto af en toe uit de bocht, en raakt pillonen.<text:s/>De vergelijking is echter niet eerlijk te maken, omdat de baan anders is.<text:s/>Bij de sonar track staan de pillonen dichter op elkaar en hoeft de auto alleen maar flauwe bochten te maken.<text:s/></text:p>
      <text:p text:style-name="Standaard">Afgaande op de techniek zou het antwoord zijn<text:s/>dat<text:s/>lidar<text:s/>beter is voor het besturen van de auto. Besturing op basis van lidar heeft meer gegevens tot zijn beschikking dan sonar.<text:s/>Op basis van<text:s/>het gedrag in de simulaties kan deze conclusie niet getrokken worden. Een betere test om de technieken te vergelijken zou gemaakt kunnen worden door:</text:p>
      <text:list text:style-name="LFO1" text:continue-numbering="true">
        <text:list-item>
          <text:p text:style-name="P3">De sonar en de lidar<text:s/>over de zelfde track laten rijden.</text:p>
        </text:list-item>
        <text:list-item>
          <text:p text:style-name="P4">Gedrag testen bij verschillende snelheden.<text:s/></text:p>
        </text:list-item>
        <text:list-item>
          <text:p text:style-name="P5">………..</text:p>
        </text:list-item>
      </text:list>
      <text:p text:style-name="Standaard">De verwachting is dat dan de lidar als het beste<text:s/></text:p>
      <text:p text:style-name="P6"/>
      <text:p text:style-name="P7">Neuraal netwerk versus<text:s/>expliciet algoritme</text:p>
      <text:p text:style-name="Standaard">Op basis van de sonar is geen duidelijk onderscheid te maken tussen het expliciete algoritme en het neurale netwerk: in beide gevallen blijft de auto binnen de track. Voor de lidar is er wel een duidelijke conclusie te trekken, bij het expliciete algoritme mist de auto wel eens een bocht en kan deze wel eens uit de route raken, voor het neuraal netwerk mist de auto al vrij snel de bocht en wordt een deel van de route niet eens bereikt.<text:s/></text:p>
      <text:p text:style-name="Standaard">Het is te verklaren dat het expliciete algoritme<text:s/>per definitie<text:s/>een betere sturing oplevert<text:s/>dan het neuraal netwerk:<text:s/>De sturing op basis van het neurale netwerk is gebaseerd op data gegenereerd met het expliciete algoritme. Het neurale netwerk kan nooit beter functioneren dan de data waarop deze getraind is, dus een perfecte nabootsing van het expliciete algoritme is het hoogst haalbare. De data die ingewonnen is met het expliciete algoritme heeft altijd tekortkomingen. Dus het neuraal netwerk zal.</text:p>
      <text:p text:style-name="Standaard">Er zijn wel manieren om het neuraal beter te laten scoren ten opzichte van het expliciete algoritme:</text:p>
      <text:list text:style-name="LFO1" text:continue-numbering="true">
        <text:list-item>
          <text:p text:style-name="P8">Optimalisatie van het neurale netwerk, aanpassen lagen, nodes in hidden layers, configuratie optimizers.<text:s/></text:p>
        </text:list-item>
        <text:list-item>
          <text:p text:style-name="P9">Neuraal netwerk trainen op trainingsdata<text:s/>ingewonnen<text:s/>op nieuwe tracks met handmatige besturing van de auto.<text:s/></text:p>
        </text:list-item>
        <text:list-item>
          <text:p text:style-name="P10">Enforced learning toepassen op neuraal netwerk (zie project evaluatie)</text:p>
        </text:list-item>
      </text:list>
      <text:p text:style-name="Standaard"/>
      <text:p text:style-name="Standaard"/>
      <text:p text:style-name="Standaard"/>
      <text:soft-page-break/>
      <text:p text:style-name="P11">Veiligheid aansturingsmethoden</text:p>
      <text:p text:style-name="Standaard">Om de veiligheid van de besturing vast te stellen moet in eerste instantie vastgesteld worden, wat wordt als veilig beschouwd. Een eenvoudig criterium is dat<text:s/>er geen pillonen aangeraakt worden.<text:s/></text:p>
      <text:p text:style-name="Standaard">Voor het expliciete algoritme geldt dat er een subtiel verschil is in aansturing voor de lidar en de sonar. Binnen het expliciete algoritme voor lidar<text:s/>worden de twee dichtstbijzijnde pillonen binnen het blikveld van de lidar gezocht en wordt<text:s/>de sturing van de auto gebaseerd op het houden van een koers tussen die twee dichtst bijzijnde pionnen. De sturing met de sonar is gebaseerd op een wegsturen van pillon die<text:s/>dichter in de buurt van de auto zitten dan een pillon in de middelste pillon.<text:s/>De besturing op basis van de sonar is een stuk grover dan op basis van lidar, maar dat maakt de besturing van de sonar niet impliciet onveiliger.<text:s/></text:p>
      <text:p text:style-name="Standaard">Op basis van dit verschil kunnen eigenschappen gekoppeld worden voor de baan waarop de aansturing goed werkt:</text:p>
      <text:list text:style-name="LFO1" text:continue-numbering="true">
        <text:list-item>
          <text:p text:style-name="P12">Sonar: pionnen moeten elkaar dicht opeenvolgen.<text:s/>Als de pionnen te ver uit elkaar staan dan kunnen de buitenste bundels pionnen gaan “missen”, waardoor de auto de recthdoor gaat en zo op een pion gaat botsen.<text:s/></text:p>
        </text:list-item>
        <text:list-item>
          <text:p text:style-name="P13">Lidar: pionnen bij voorkeur wat verder uit elkaar. Als de pionnen te dicht op elkaar volgen dan zal de auto de neiging hebben om dicht langs de pionnen te rijden.<text:s/></text:p>
        </text:list-item>
      </text:list>
      <text:p text:style-name="Standaard">Er is niet systematisch gekeken onder welke omstandigheden beter scoort, lidar of sonar. Bovenstaande redenering suggereert dat de twee technieken voor verschillende situaties meer geschikt zijn en dat een aansturing met een combinatie van sonar en lidar veiliger is dan de technieken apart.<text:s/></text:p>
      <text:p text:style-name="Standaard"/>
      <text:p text:style-name="P14">Scikit versus Tensorflow</text:p>
      <text:p text:style-name="Standaard">Er is een neuraal netwerk gebouwd<text:s/>met<text:s/>Scikit<text:s/>en<text:s/>Tensorflow. De<text:s/>modellen zijn gebouwd</text:p>
      <text:p text:style-name="Standaard">Scikit learn en tensorflow zijn frameworks die gebouwd zijn op bibliotheken die geschreven zijn in de programmeertaal C. Tensorflow en Scikit zijn ge</text:p>
      <text:p text:style-name="Standaard"/>
      <text:p text:style-name="Standaard">Modulariteit code:<text:s/></text:p>
      <text:p text:style-name="Standaard">Het programma is opgezet dat via één ingang zowel een keus gemaakt kan worden tussen lidar of sonar, en tussen tensorflow of scikit. De volgende opties bestaan:</text:p>
      <text:p text:style-name="P15">Scikit-sonar</text:p>
      <text:p text:style-name="P16">Scikit-lidar</text:p>
      <text:p text:style-name="P17">Tensorflow-sonar</text:p>
      <text:p text:style-name="P18">Tensorflow-lidar</text:p>
      <text:p text:style-name="Standaard">Voor elk van deze opties is een apart python bestand gemaakt. Qua efficiëntie kan het beter.<text:s/>Het opstarten van de programma gebeurt via één script.<text:s/></text:p>
      <text:p text:style-name="Standaard"/>
      <text:p text:style-name="Standaard"/>
      <text:p text:style-name="Standaard"/>
      <text:p text:style-name="P19">Welke scanningsmethode (SONAR/LIDAR) is het meest geschikt en waarom?oWelke aansturingsmethode (explicit algoritme/neuraal netwerk) werkt<text:s/></text:p>
      <text:p text:style-name="P20">Applied Artificial Intelligence –Hogeschool Rotterdamhet beste en waarom?</text:p>
      <text:p text:style-name="Standaard"><text:span text:style-name="T21">oHoe is veiligheid gegarandeerd in alle gevallen?oWelke aansturingsmethode is het veiligst en waarom?oIs de opzet van de codebase modulair? Hoe aan te tonen?<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 Rotsaert (1065070)</meta:initial-creator>
    <dc:creator>Marc Rotsaert (1065070)</dc:creator>
    <meta:creation-date>2022-10-05T07:13:00Z</meta:creation-date>
    <dc:date>2022-10-05T14:11:00Z</dc:date>
    <meta:template xlink:href="Normal.dotm" xlink:type="simple"/>
    <meta:editing-cycles>6</meta:editing-cycles>
    <meta:editing-duration>PT19140S</meta:editing-duration>
    <meta:document-statistic meta:page-count="3" meta:paragraph-count="10" meta:word-count="804" meta:character-count="5220" meta:row-count="36" meta:non-whitespace-character-count="4426"/>
  </office:meta>
</office:document-meta>
</file>